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E3FC4C3B246DAE0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0.416cm" fo:min-width="0.143cm"/>
      <style:paragraph-properties style:writing-mode="lr-tb"/>
    </style:style>
    <style:style style:name="gr2" style:family="graphic" style:parent-style-name="standard">
      <style:graphic-properties draw:fill="solid" draw:fill-color="#ffffa6" draw:textarea-horizontal-align="justify" draw:textarea-vertical-align="middle" draw:auto-grow-height="false" fo:min-height="0.417cm" fo:min-width="0.14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0.416cm" fo:min-width="0.142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0.417cm" fo:min-width="0.142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0.415cm" fo:min-width="0.1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cm"/>
      <style:paragraph-properties style:writing-mode="lr-tb"/>
    </style:style>
    <style:style style:name="gr9" style:family="graphic" style:parent-style-name="objectwithoutfill">
      <style:graphic-properties svg:stroke-color="#333333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666666" svg:stroke-linecap="butt" draw:fill="none" draw:textarea-vertical-align="middle"/>
    </style:style>
    <style:style style:name="gr11" style:family="graphic" style:parent-style-name="objectwithoutfill">
      <style:graphic-properties draw:stroke="dash" draw:stroke-dash="Dash" svg:stroke-color="#808080" svg:stroke-linecap="butt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8cm"/>
      <style:paragraph-properties style:writing-mode="lr-tb"/>
    </style:style>
    <style:style style:name="gr14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79cm"/>
      <style:paragraph-properties style:writing-mode="lr-tb"/>
    </style:style>
    <style:style style:name="gr15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81cm"/>
      <style:paragraph-properties style:writing-mode="lr-tb"/>
    </style:style>
    <style:style style:name="gr16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79cm"/>
    </style:style>
    <style:style style:name="gr17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8cm"/>
    </style:style>
    <style:style style:name="gr18" style:family="graphic" style:parent-style-name="standard">
      <style:graphic-properties draw:fill="solid" draw:fill-color="#ffffa6" draw:textarea-horizontal-align="justify" draw:textarea-vertical-align="middle" draw:auto-grow-height="false" fo:min-height="0.33cm" fo:min-width="0.081cm"/>
    </style:style>
    <style:style style:name="gr19" style:family="graphic" style:parent-style-name="standard">
      <style:graphic-properties draw:stroke="none" draw:fill="none" draw:fill-color="#ffffa6" draw:textarea-horizontal-align="justify" draw:textarea-vertical-align="middle" draw:auto-grow-height="false" fo:min-height="0.33cm" fo:min-width="0.08cm"/>
      <style:paragraph-properties style:writing-mode="lr-tb"/>
    </style:style>
    <style:style style:name="gr20" style:family="graphic" style:parent-style-name="standard">
      <style:graphic-properties draw:stroke="none" draw:fill="none" draw:fill-color="#ffffa6" draw:textarea-horizontal-align="justify" draw:textarea-vertical-align="middle" draw:auto-grow-height="false" fo:min-height="0.33cm" fo:min-width="0.079cm"/>
      <style:paragraph-properties style:writing-mode="lr-tb"/>
    </style:style>
    <style:style style:name="gr21" style:family="graphic" style:parent-style-name="standard">
      <style:graphic-properties draw:stroke="none" draw:fill="none" draw:fill-color="#ffffa6" draw:textarea-horizontal-align="justify" draw:textarea-vertical-align="middle" draw:auto-grow-height="false" fo:min-height="0.33cm" fo:min-width="0.081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 fo:min-height="1.246cm" fo:min-width="3.706cm"/>
      <style:paragraph-properties style:writing-mode="lr-tb"/>
    </style:style>
    <style:style style:name="gr23" style:family="graphic" style:parent-style-name="standard">
      <style:graphic-properties draw:stroke="none" draw:fill="none" fo:min-height="1.329cm"/>
      <style:paragraph-properties style:writing-mode="lr-tb"/>
    </style:style>
    <style:style style:name="gr24" style:family="graphic" style:parent-style-name="standard">
      <style:graphic-properties draw:stroke="none" draw:fill="none" fo:min-height="1.328cm"/>
      <style:paragraph-properties style:writing-mode="lr-tb"/>
    </style:style>
    <style:style style:name="gr25" style:family="graphic" style:parent-style-name="standard">
      <style:graphic-properties draw:stroke="none" draw:fill="bitmap" draw:fill-color="#ffffff" draw:fill-image-name="_35__20_Percent" draw:opacity="60%" draw:textarea-horizontal-align="justify" draw:textarea-vertical-align="middle" draw:auto-grow-height="false" fo:min-height="12.482cm" fo:min-width="1.982cm"/>
    </style:style>
    <style:style style:name="gr26" style:family="graphic" style:parent-style-name="standard">
      <style:graphic-properties draw:stroke="solid" svg:stroke-color="#000000" draw:fill="solid" draw:fill-color="#ffffff" draw:opacity="59%" draw:opacity-name="" fo:min-height="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a6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solid" draw:fill-color="#ffffa6"/>
      <style:paragraph-properties fo:text-align="center"/>
      <style:text-properties fo:color="#c9211e" loext:opacity="100%" loext:color-lum-mod="100%" loext:color-lum-off="0%"/>
    </style:style>
    <style:style style:name="P10" style:family="paragraph">
      <style:paragraph-properties fo:text-align="center"/>
      <style:text-properties fo:color="#c9211e" loext:opacity="100%"/>
    </style:style>
    <style:style style:name="P11" style:family="paragraph">
      <loext:graphic-properties draw:fill="solid" draw:fill-color="#ffffa6"/>
      <style:paragraph-properties fo:text-align="center"/>
    </style:style>
    <style:style style:name="P12" style:family="paragraph">
      <loext:graphic-properties draw:fill="none" draw:fill-color="#ffffa6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font-size="14pt" fo:font-weight="bold"/>
    </style:style>
    <style:style style:name="P14" style:family="paragraph">
      <loext:graphic-properties draw:fill="none"/>
      <style:paragraph-properties fo:text-align="center" style:writing-mode="lr-tb"/>
      <style:text-properties fo:font-size="14pt" fo:font-weight="bold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bitmap" draw:fill-color="#ffffff" draw:fill-image-name="_35__20_Percent" draw:opacity="60%"/>
      <style:paragraph-properties fo:text-align="center"/>
    </style:style>
    <style:style style:name="P17" style:family="paragraph">
      <loext:graphic-properties draw:fill="solid" draw:fill-color="#ffffff" draw:opacity="59%"/>
      <style:paragraph-properties style:writing-mode="lr-tb"/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9211e" loext:opacity="100%"/>
    </style:style>
    <style:style style:name="T3" style:family="text">
      <style:text-properties fo:font-size="14pt" fo:font-weight="bold"/>
    </style:style>
    <style:style style:name="T4" style:family="text">
      <style:text-properties fo:font-size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0.909cm" svg:height="0.94cm" svg:x="3.25cm" svg:y="2.09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39cm" svg:y="2.09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cm" svg:y="0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1cm" svg:y="3.34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5cm" svg:y1="2.369cm" svg:x2="6.202cm" svg:y2="1.478cm">
          <text:p/>
        </draw:line>
        <draw:line draw:style-name="gr3" draw:text-style-name="P3" draw:layer="layout" svg:x1="4.385cm" svg:y1="2.816cm" svg:x2="6.202cm" svg:y2="3.93cm">
          <text:p/>
        </draw:line>
        <draw:line draw:style-name="gr3" draw:text-style-name="P3" draw:layer="layout" svg:x1="4.385cm" svg:y1="2.593cm" svg:x2="6.202cm" svg:y2="2.593cm">
          <text:p/>
        </draw:line>
        <draw:custom-shape draw:style-name="gr4" draw:text-style-name="P2" draw:layer="layout" svg:width="0.908cm" svg:height="0.942cm" svg:x="3.251cm" svg:y="6.019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2cm" svg:x="6.34cm" svg:y="6.01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1cm" svg:y="4.7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.342cm" svg:y="7.26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6cm" svg:y1="6.292cm" svg:x2="6.203cm" svg:y2="5.401cm">
          <text:p/>
        </draw:line>
        <draw:line draw:style-name="gr3" draw:text-style-name="P3" draw:layer="layout" svg:x1="4.386cm" svg:y1="6.738cm" svg:x2="6.203cm" svg:y2="7.852cm">
          <text:p/>
        </draw:line>
        <draw:line draw:style-name="gr3" draw:text-style-name="P3" draw:layer="layout" svg:x1="4.386cm" svg:y1="6.515cm" svg:x2="6.203cm" svg:y2="6.515cm">
          <text:p/>
        </draw:line>
        <draw:custom-shape draw:style-name="gr4" draw:text-style-name="P2" draw:layer="layout" svg:width="0.908cm" svg:height="0.942cm" svg:x="7.7cm" svg:y="5.97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0.743cm" svg:y="5.26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0.792cm" svg:y="6.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36cm" svg:y1="6.247cm" svg:x2="10.517cm" svg:y2="5.846cm">
          <text:p/>
        </draw:line>
        <draw:line draw:style-name="gr3" draw:text-style-name="P3" draw:layer="layout" svg:x1="8.836cm" svg:y1="6.693cm" svg:x2="10.517cm" svg:y2="7.183cm">
          <text:p/>
        </draw:line>
        <draw:custom-shape draw:style-name="gr1" draw:text-style-name="P2" draw:layer="layout" svg:width="0.909cm" svg:height="0.94cm" svg:x="12.197cm" svg:y="5.93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241cm" svg:y="5.9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378cm" svg:y1="6.475cm" svg:x2="14.968cm" svg:y2="6.475cm">
          <text:p/>
        </draw:line>
        <draw:custom-shape draw:style-name="gr5" draw:text-style-name="P2" draw:layer="layout" svg:width="0.908cm" svg:height="0.941cm" svg:x="3.252cm" svg:y="9.85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1cm" svg:y="9.8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2cm" svg:y="8.60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343cm" svg:y="11.10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387cm" svg:y1="10.125cm" svg:x2="6.204cm" svg:y2="9.234cm">
          <text:p/>
        </draw:line>
        <draw:line draw:style-name="gr3" draw:text-style-name="P3" draw:layer="layout" svg:x1="4.387cm" svg:y1="10.571cm" svg:x2="6.204cm" svg:y2="11.685cm">
          <text:p/>
        </draw:line>
        <draw:line draw:style-name="gr3" draw:text-style-name="P3" draw:layer="layout" svg:x1="4.387cm" svg:y1="10.348cm" svg:x2="6.204cm" svg:y2="10.348cm">
          <text:p/>
        </draw:line>
        <draw:custom-shape draw:style-name="gr5" draw:text-style-name="P2" draw:layer="layout" svg:width="0.908cm" svg:height="0.941cm" svg:x="7.701cm" svg:y="9.8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10.744cm" svg:y="9.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10.793cm" svg:y="10.43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837cm" svg:y1="10.08cm" svg:x2="10.518cm" svg:y2="9.679cm">
          <text:p/>
        </draw:line>
        <draw:line draw:style-name="gr3" draw:text-style-name="P3" draw:layer="layout" svg:x1="8.837cm" svg:y1="10.526cm" svg:x2="10.518cm" svg:y2="11.016cm">
          <text:p/>
        </draw:line>
        <draw:custom-shape draw:style-name="gr1" draw:text-style-name="P2" draw:layer="layout" svg:width="0.909cm" svg:height="0.94cm" svg:x="12.198cm" svg:y="9.7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2cm" svg:x="15.242cm" svg:y="9.77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379cm" svg:y1="10.308cm" svg:x2="14.969cm" svg:y2="10.308cm">
          <text:p/>
        </draw:line>
        <draw:custom-shape draw:style-name="gr4" draw:text-style-name="P2" draw:layer="layout" svg:width="0.908cm" svg:height="0.94cm" svg:x="16.651cm" svg:y="9.7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2cm" svg:x="19.693cm" svg:y="9.77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1cm" svg:y1="10.308cm" svg:x2="19.421cm" svg:y2="10.308cm">
          <text:p/>
        </draw:line>
        <draw:custom-shape draw:style-name="gr4" draw:text-style-name="P2" draw:layer="layout" svg:width="0.908cm" svg:height="0.94cm" svg:x="3.294cm" svg:y="13.3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08cm" svg:height="0.939cm" svg:x="6.337cm" svg:y="12.66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6.385cm" svg:y="13.99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429cm" svg:y1="13.646cm" svg:x2="6.11cm" svg:y2="13.245cm">
          <text:p/>
        </draw:line>
        <draw:line draw:style-name="gr3" draw:text-style-name="P3" draw:layer="layout" svg:x1="4.429cm" svg:y1="14.092cm" svg:x2="6.11cm" svg:y2="14.582cm">
          <text:p/>
        </draw:line>
        <draw:custom-shape draw:style-name="gr4" draw:text-style-name="P2" draw:layer="layout" svg:width="0.908cm" svg:height="0.94cm" svg:x="7.791cm" svg:y="13.3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10.834cm" svg:y="13.33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971cm" svg:y1="13.874cm" svg:x2="10.561cm" svg:y2="13.874cm">
          <text:p/>
        </draw:line>
        <draw:custom-shape draw:style-name="gr1" draw:text-style-name="P2" draw:layer="layout" svg:width="0.909cm" svg:height="0.94cm" svg:x="12.243cm" svg:y="13.33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5.286cm" svg:y="13.338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423cm" svg:y1="13.874cm" svg:x2="15.013cm" svg:y2="13.874cm">
          <text:p/>
        </draw:line>
        <draw:custom-shape draw:style-name="gr1" draw:text-style-name="P2" draw:layer="layout" svg:width="0.909cm" svg:height="0.94cm" svg:x="3.34cm" svg:y="16.36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908cm" svg:height="0.941cm" svg:x="6.384cm" svg:y="16.36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21cm" svg:y1="16.904cm" svg:x2="6.111cm" svg:y2="16.904cm">
          <text:p/>
        </draw:line>
        <draw:frame draw:style-name="gr7" draw:text-style-name="P4" draw:layer="layout" svg:width="2.441cm" svg:height="0.962cm" svg:x="0.309cm" svg:y="2.1cm">
          <draw:text-box>
            <text:p>Fase 1</text:p>
          </draw:text-box>
        </draw:frame>
        <draw:frame draw:style-name="gr7" draw:text-style-name="P4" draw:layer="layout" svg:width="2.441cm" svg:height="0.962cm" svg:x="0.31cm" svg:y="6cm">
          <draw:text-box>
            <text:p>Fase 2</text:p>
          </draw:text-box>
        </draw:frame>
        <draw:frame draw:style-name="gr7" draw:text-style-name="P4" draw:layer="layout" svg:width="2.441cm" svg:height="0.962cm" svg:x="0.31cm" svg:y="9.8cm">
          <draw:text-box>
            <text:p>Fase 3</text:p>
          </draw:text-box>
        </draw:frame>
        <draw:frame draw:style-name="gr7" draw:text-style-name="P4" draw:layer="layout" svg:width="2.441cm" svg:height="0.962cm" svg:x="0.31cm" svg:y="13.3cm">
          <draw:text-box>
            <text:p>Fase 4</text:p>
          </draw:text-box>
        </draw:frame>
        <draw:frame draw:style-name="gr7" draw:text-style-name="P4" draw:layer="layout" svg:width="2.441cm" svg:height="0.962cm" svg:x="0.31cm" svg:y="16.3cm">
          <draw:text-box>
            <text:p>Fase 5</text:p>
          </draw:text-box>
        </draw:frame>
        <draw:frame draw:style-name="gr8" draw:text-style-name="P5" draw:layer="layout" svg:width="1.67cm" svg:height="0.725cm" svg:x="3.9cm" svg:y="1.1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3.9cm" svg:y="5.101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3.9cm" svg:y="9.1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3.9cm" svg:y="12.8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4cm" svg:y="16.201cm">
          <draw:text-box>
            <text:p><text:span text:style-name="T1">ns = 2</text:span></text:p>
          </draw:text-box>
        </draw:frame>
        <draw:frame draw:style-name="gr8" draw:text-style-name="P5" draw:layer="layout" svg:width="1.67cm" svg:height="0.725cm" svg:x="8.3cm" svg:y="5.401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13.1cm" svg:y="5.801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13.1cm" svg:y="9.6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13.1cm" svg:y="13.2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8.3cm" svg:y="9.302cm">
          <draw:text-box>
            <text:p><text:span text:style-name="T1">ns = 1</text:span></text:p>
          </draw:text-box>
        </draw:frame>
        <draw:frame draw:style-name="gr8" draw:text-style-name="P5" draw:layer="layout" svg:width="1.67cm" svg:height="0.725cm" svg:x="17.6cm" svg:y="9.602cm">
          <draw:text-box>
            <text:p><text:span text:style-name="T1">ns = 0</text:span></text:p>
          </draw:text-box>
        </draw:frame>
        <draw:frame draw:style-name="gr8" draw:text-style-name="P5" draw:layer="layout" svg:width="1.67cm" svg:height="0.725cm" svg:x="8.7cm" svg:y="13.202cm">
          <draw:text-box>
            <text:p><text:span text:style-name="T1">ns = 2</text:span></text:p>
          </draw:text-box>
        </draw:frame>
        <draw:line draw:style-name="gr9" draw:text-style-name="P6" draw:layer="layout" svg:x1="0.25cm" svg:y1="4.6cm" svg:x2="20.25cm" svg:y2="4.6cm">
          <text:p/>
        </draw:line>
        <draw:line draw:style-name="gr9" draw:text-style-name="P6" draw:layer="layout" svg:x1="0.25cm" svg:y1="8.4cm" svg:x2="20.25cm" svg:y2="8.4cm">
          <text:p/>
        </draw:line>
        <draw:line draw:style-name="gr9" draw:text-style-name="P6" draw:layer="layout" svg:x1="0.25cm" svg:y1="12.4cm" svg:x2="20.25cm" svg:y2="12.4cm">
          <text:p/>
        </draw:line>
        <draw:line draw:style-name="gr9" draw:text-style-name="P6" draw:layer="layout" svg:x1="0.25cm" svg:y1="15.6cm" svg:x2="20.25cm" svg:y2="15.6cm">
          <text:p/>
        </draw:line>
        <draw:line draw:style-name="gr9" draw:text-style-name="P6" draw:layer="layout" svg:x1="3cm" svg:y1="0.1cm" svg:x2="3cm" svg:y2="18.75cm">
          <text:p/>
        </draw:line>
        <draw:line draw:style-name="gr10" draw:text-style-name="P6" draw:layer="layout" svg:x1="5.15cm" svg:y1="1.65cm" svg:x2="5.15cm" svg:y2="3.9cm">
          <text:p/>
        </draw:line>
        <draw:line draw:style-name="gr10" draw:text-style-name="P6" draw:layer="layout" svg:x1="5.15cm" svg:y1="5.65cm" svg:x2="5.15cm" svg:y2="7.9cm">
          <text:p/>
        </draw:line>
        <draw:line draw:style-name="gr10" draw:text-style-name="P6" draw:layer="layout" svg:x1="5.15cm" svg:y1="9.55cm" svg:x2="5.15cm" svg:y2="11.8cm">
          <text:p/>
        </draw:line>
        <draw:line draw:style-name="gr11" draw:text-style-name="P6" draw:layer="layout" svg:x1="5.25cm" svg:y1="13.35cm" svg:x2="5.25cm" svg:y2="14.6cm">
          <text:p/>
        </draw:line>
        <draw:line draw:style-name="gr11" draw:text-style-name="P6" draw:layer="layout" svg:x1="9.55cm" svg:y1="9.85cm" svg:x2="9.55cm" svg:y2="11.1cm">
          <text:p/>
        </draw:line>
        <draw:line draw:style-name="gr11" draw:text-style-name="P6" draw:layer="layout" svg:x1="9.55cm" svg:y1="5.95cm" svg:x2="9.55cm" svg:y2="7.2cm">
          <text:p/>
        </draw:line>
      </draw:page>
      <draw:page draw:name="page2" draw:style-name="dp1" draw:master-page-name="Padrão">
        <draw:custom-shape draw:style-name="gr1" draw:text-style-name="P2" draw:layer="layout" svg:width="0.909cm" svg:height="0.94cm" svg:x="4.2cm" svg:y="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45cm" svg:y1="1.94cm" svg:x2="2.95cm" svg:y2="3.44cm">
          <text:p/>
        </draw:line>
        <draw:custom-shape draw:style-name="gr1" draw:text-style-name="P2" draw:layer="layout" svg:width="0.909cm" svg:height="0.94cm" svg:x="4.2cm" svg:y="3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6cm" svg:y="3.50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2.5cm" svg:y="3.5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cm" svg:y1="1.94cm" svg:x2="4.7cm" svg:y2="3.44cm">
          <text:p/>
        </draw:line>
        <draw:line draw:style-name="gr3" draw:text-style-name="P3" draw:layer="layout" svg:x1="4.7cm" svg:y1="1.94cm" svg:x2="6.45cm" svg:y2="3.44cm">
          <text:p/>
        </draw:line>
        <draw:custom-shape draw:style-name="gr1" draw:text-style-name="P2" draw:layer="layout" svg:width="0.909cm" svg:height="0.94cm" svg:x="2.5cm" svg:y="5.70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1cm" svg:y="5.70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4.2cm" svg:y="5.70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09cm" svg:height="0.94cm" svg:x="1cm" svg:y="8.10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95cm" svg:y1="4.44cm" svg:x2="2.95cm" svg:y2="5.69cm">
          <text:p/>
        </draw:line>
        <draw:line draw:style-name="gr3" draw:text-style-name="P3" draw:layer="layout" svg:x1="2.7cm" svg:y1="4.44cm" svg:x2="1.517cm" svg:y2="5.69cm">
          <text:p/>
        </draw:line>
        <draw:line draw:style-name="gr3" draw:text-style-name="P3" draw:layer="layout" svg:x1="4.7cm" svg:y1="4.44cm" svg:x2="4.7cm" svg:y2="5.69cm">
          <text:p/>
        </draw:line>
        <draw:line draw:style-name="gr3" draw:text-style-name="P3" draw:layer="layout" svg:x1="1.45cm" svg:y1="6.69cm" svg:x2="1.45cm" svg:y2="8.19cm">
          <text:p/>
        </draw:line>
        <draw:frame draw:style-name="gr12" draw:text-style-name="P8" draw:layer="layout" svg:width="4.371cm" svg:height="1.673cm" svg:x="2.879cm" svg:y="7cm">
          <draw:text-box>
            <text:p text:style-name="P7">Balanced</text:p>
            <text:p text:style-name="P7">Binomial Tree</text:p>
          </draw:text-box>
        </draw:frame>
      </draw:page>
      <draw:page draw:name="page3" draw:style-name="dp1" draw:master-page-name="Padrão">
        <draw:g>
          <draw:custom-shape draw:style-name="gr13" draw:text-style-name="P9" draw:layer="layout" svg:width="0.82cm" svg:height="0.818cm" svg:x="1.211cm" svg:y="1.32cm">
            <text:p text:style-name="P7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2.801cm" svg:y="1.32cm">
            <text:p text:style-name="P7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4.39cm" svg:y="1.32cm">
            <text:p text:style-name="P7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5.98cm" svg:y="1.32cm"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821cm" svg:height="0.818cm" svg:x="7.568cm" svg:y="1.269cm">
            <text:p text:style-name="P10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18cm" svg:x="9.158cm" svg:y="1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818cm" svg:height="0.818cm" svg:x="10.748cm" svg:y="1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18cm" svg:x="12.334cm" svg:y="1.2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18cm" svg:x="9.158cm" svg:y="4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818cm" svg:height="0.818cm" svg:x="10.748cm" svg:y="4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18cm" svg:x="12.334cm" svg:y="4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82cm" svg:height="0.82cm" svg:x="9.28cm" svg:y="8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2cm" svg:x="10.869cm" svg:y="8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821cm" svg:height="0.82cm" svg:x="12.454cm" svg:y="8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1" draw:layer="layout" svg:width="0.82cm" svg:height="0.818cm" svg:x="9.28cm" svg:y="1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0.819cm" svg:height="0.818cm" svg:x="10.869cm" svg:y="1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821cm" svg:height="0.818cm" svg:x="12.454cm" svg:y="11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573cm" svg:y1="2.081cm" svg:x2="7.792cm" svg:y2="4.98cm">
            <text:p/>
          </draw:line>
          <draw:line draw:style-name="gr3" draw:text-style-name="P3" draw:layer="layout" svg:x1="6.573cm" svg:y1="5.676cm" svg:x2="9.498cm" svg:y2="8.459cm">
            <text:p/>
          </draw:line>
          <draw:line draw:style-name="gr3" draw:text-style-name="P3" draw:layer="layout" svg:x1="7.974cm" svg:y1="5.617cm" svg:x2="1.759cm" svg:y2="8.4cm">
            <text:p/>
          </draw:line>
          <draw:line draw:style-name="gr3" draw:text-style-name="P3" draw:layer="layout" svg:x1="6.45cm" svg:y1="9.155cm" svg:x2="3.282cm" svg:y2="11.879cm">
            <text:p/>
          </draw:line>
          <draw:line draw:style-name="gr3" draw:text-style-name="P3" draw:layer="layout" svg:x1="8.096cm" svg:y1="9.154cm" svg:x2="4.806cm" svg:y2="11.879cm">
            <text:p/>
          </draw:line>
          <draw:custom-shape draw:style-name="gr19" draw:text-style-name="P12" draw:layer="layout" svg:width="0.82cm" svg:height="0.818cm" svg:x="1.211cm" svg:y="0.102cm">
            <text:p text:style-name="P1">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draw:layer="layout" svg:width="0.819cm" svg:height="0.818cm" svg:x="2.801cm" svg:y="0.102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draw:layer="layout" svg:width="0.819cm" svg:height="0.818cm" svg:x="4.39cm" svg:y="0.102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draw:layer="layout" svg:width="0.819cm" svg:height="0.818cm" svg:x="5.98cm" svg:y="0.102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2" draw:layer="layout" svg:width="0.821cm" svg:height="0.818cm" svg:x="7.568cm" svg:y="0.05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draw:layer="layout" svg:width="0.819cm" svg:height="0.818cm" svg:x="9.158cm" svg:y="0.051cm">
            <text:p text:style-name="P1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2" draw:layer="layout" svg:width="0.818cm" svg:height="0.818cm" svg:x="10.748cm" svg:y="0.051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2" draw:layer="layout" svg:width="0.819cm" svg:height="0.818cm" svg:x="12.334cm" svg:y="0.05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4.206cm" svg:height="1.496cm" svg:x="-1cm" svg:y="2.455cm">
            <text:p text:style-name="P13"><text:span text:style-name="T3">fase 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4.206cm" svg:height="1.496cm" svg:x="-1cm" svg:y="5.874cm">
            <text:p text:style-name="P13"><text:span text:style-name="T3">fase 2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4.206cm" svg:height="1.496cm" svg:x="-1cm" svg:y="8.972cm">
            <text:p text:style-name="P13"><text:span text:style-name="T3">fase 3</text:span></text:p>
            <draw:enhanced-geometry svg:viewBox="0 0 21600 21600" draw:type="rectangle" draw:enhanced-path="M 0 0 L 21600 0 21600 21600 0 21600 0 0 Z N"/>
          </draw:custom-shape>
          <draw:frame draw:style-name="gr23" draw:text-style-name="P15" draw:layer="layout" svg:width="3.351cm" svg:height="1.579cm" svg:x="5.72cm" svg:y="7.009cm">
            <draw:text-box>
              <text:p><text:span text:style-name="T4">(np = 2)</text:span></text:p>
            </draw:text-box>
          </draw:frame>
          <draw:frame draw:style-name="gr24" draw:text-style-name="P15" draw:layer="layout" svg:width="3.352cm" svg:height="1.578cm" svg:x="8.25cm" svg:y="10.172cm">
            <draw:text-box>
              <text:p><text:span text:style-name="T4">(np = 2)</text:span></text:p>
            </draw:text-box>
          </draw:frame>
          <draw:frame draw:style-name="gr24" draw:text-style-name="P15" draw:layer="layout" svg:width="3.351cm" svg:height="1.578cm" svg:x="2.978cm" svg:y="3.53cm">
            <draw:text-box>
              <text:p><text:span text:style-name="T4">(np = 1)</text:span></text:p>
            </draw:text-box>
          </draw:frame>
          <draw:custom-shape draw:style-name="gr13" draw:text-style-name="P9" draw:layer="layout" svg:width="0.82cm" svg:height="0.818cm" svg:x="1.211cm" svg:y="4.921cm">
            <text:p text:style-name="P7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2.801cm" svg:y="4.921cm">
            <text:p text:style-name="P7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4.39cm" svg:y="4.921cm">
            <text:p text:style-name="P7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5.98cm" svg:y="4.921cm"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821cm" svg:height="0.818cm" svg:x="7.568cm" svg:y="4.87cm">
            <text:p text:style-name="P10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2cm" svg:height="0.818cm" svg:x="1.211cm" svg:y="8.422cm">
            <text:p text:style-name="P7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2.801cm" svg:y="8.422cm">
            <text:p text:style-name="P7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4.39cm" svg:y="8.422cm">
            <text:p text:style-name="P7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9" draw:layer="layout" svg:width="0.819cm" svg:height="0.818cm" svg:x="5.98cm" svg:y="8.422cm">
            <text:p text:style-name="P7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9" draw:layer="layout" svg:width="0.821cm" svg:height="0.818cm" svg:x="7.568cm" svg:y="8.371cm">
            <text:p text:style-name="P10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6" draw:layer="layout" svg:width="2.75cm" svg:height="13cm" svg:x="10.65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7" draw:layer="layout" svg:width="2.75cm" svg:height="1.25cm" svg:x="10.65cm" svg:y="2.5cm">
          <draw:text-box>
            <text:p><text:span text:style-name="T5">nodos 6 e 7 </text:span></text:p>
            <text:p><text:span text:style-name="T5">não existem</text:span></text:p>
          </draw:text-box>
        </draw:frame>
        <draw:custom-shape draw:style-name="gr13" draw:text-style-name="P9" draw:layer="layout" svg:width="0.82cm" svg:height="0.818cm" svg:x="1.211cm" svg:y="11.922cm">
          <text:p text:style-name="P7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19cm" svg:height="0.818cm" svg:x="2.801cm" svg:y="11.922cm">
          <text:p text:style-name="P7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19cm" svg:height="0.818cm" svg:x="4.39cm" svg:y="11.922cm">
          <text:p text:style-name="P7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819cm" svg:height="0.818cm" svg:x="5.98cm" svg:y="11.922cm">
          <text:p text:style-name="P7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821cm" svg:height="0.818cm" svg:x="7.568cm" svg:y="11.871cm">
          <text:p text:style-name="P10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Padrão">
        <draw:custom-shape draw:style-name="gr4" draw:text-style-name="P2" draw:layer="layout" svg:width="0.908cm" svg:height="0.942cm" svg:x="3.4cm" svg:y="7.97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443cm" svg:y="7.2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492cm" svg:y="8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36cm" svg:y1="8.247cm" svg:x2="6.217cm" svg:y2="7.846cm">
          <text:p/>
        </draw:line>
        <draw:line draw:style-name="gr3" draw:text-style-name="P3" draw:layer="layout" svg:x1="4.536cm" svg:y1="8.693cm" svg:x2="6.217cm" svg:y2="9.183cm">
          <text:p/>
        </draw:line>
        <draw:custom-shape draw:style-name="gr1" draw:text-style-name="P2" draw:layer="layout" svg:width="0.909cm" svg:height="0.94cm" svg:x="12.797cm" svg:y="15.7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1cm" svg:y="15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78cm" svg:y1="16.275cm" svg:x2="15.568cm" svg:y2="16.275cm">
          <text:p/>
        </draw:line>
        <draw:frame draw:style-name="gr7" draw:text-style-name="P4" draw:layer="layout" svg:width="2.441cm" svg:height="0.962cm" svg:x="0.309cm" svg:y="8cm">
          <draw:text-box>
            <text:p>Fase 1</text:p>
          </draw:text-box>
        </draw:frame>
        <draw:frame draw:style-name="gr7" draw:text-style-name="P4" draw:layer="layout" svg:width="2.441cm" svg:height="0.962cm" svg:x="0.31cm" svg:y="11.9cm">
          <draw:text-box>
            <text:p>Fase 2</text:p>
          </draw:text-box>
        </draw:frame>
        <draw:frame draw:style-name="gr7" draw:text-style-name="P4" draw:layer="layout" svg:width="2.441cm" svg:height="0.962cm" svg:x="0.31cm" svg:y="15.7cm">
          <draw:text-box>
            <text:p>Fase 3</text:p>
          </draw:text-box>
        </draw:frame>
        <draw:line draw:style-name="gr9" draw:text-style-name="P6" draw:layer="layout" svg:x1="0.25cm" svg:y1="10.5cm" svg:x2="20.25cm" svg:y2="10.5cm">
          <text:p/>
        </draw:line>
        <draw:line draw:style-name="gr9" draw:text-style-name="P6" draw:layer="layout" svg:x1="0.25cm" svg:y1="14.3cm" svg:x2="20.25cm" svg:y2="14.3cm">
          <text:p/>
        </draw:line>
        <draw:custom-shape draw:style-name="gr4" draw:text-style-name="P2" draw:layer="layout" svg:width="0.908cm" svg:height="0.942cm" svg:x="8.201cm" svg:y="11.87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244cm" svg:y="11.16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293cm" svg:y="12.50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337cm" svg:y1="12.148cm" svg:x2="11.018cm" svg:y2="11.747cm">
          <text:p/>
        </draw:line>
        <draw:line draw:style-name="gr3" draw:text-style-name="P3" draw:layer="layout" svg:x1="9.337cm" svg:y1="12.594cm" svg:x2="11.018cm" svg:y2="13.084cm">
          <text:p/>
        </draw:line>
        <draw:custom-shape draw:style-name="gr4" draw:text-style-name="P2" draw:layer="layout" svg:width="0.908cm" svg:height="0.942cm" svg:x="12.601cm" svg:y="11.87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5.644cm" svg:y="11.16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693cm" svg:y="12.501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737cm" svg:y1="12.148cm" svg:x2="15.418cm" svg:y2="11.747cm">
          <text:p/>
        </draw:line>
        <draw:line draw:style-name="gr3" draw:text-style-name="P3" draw:layer="layout" svg:x1="13.737cm" svg:y1="12.594cm" svg:x2="15.418cm" svg:y2="13.084cm">
          <text:p/>
        </draw:line>
        <draw:frame draw:style-name="gr27" draw:text-style-name="P18" draw:layer="layout" svg:width="5.561cm" svg:height="0.962cm" svg:x="2.939cm" svg:y="7.038cm">
          <draw:text-box>
            <text:p><text:span text:style-name="T6">tm = 1/2 da original</text:span></text:p>
          </draw:text-box>
        </draw:frame>
        <draw:frame draw:style-name="gr7" draw:text-style-name="P4" draw:layer="layout" svg:width="2.441cm" svg:height="0.962cm" svg:x="0.31cm" svg:y="19.3cm">
          <draw:text-box>
            <text:p>Fase 4</text:p>
          </draw:text-box>
        </draw:frame>
        <draw:line draw:style-name="gr9" draw:text-style-name="P6" draw:layer="layout" svg:x1="0.25cm" svg:y1="17.9cm" svg:x2="20.25cm" svg:y2="17.9cm">
          <text:p/>
        </draw:line>
        <draw:frame draw:style-name="gr7" draw:text-style-name="P4" draw:layer="layout" svg:width="2.441cm" svg:height="0.962cm" svg:x="0.31cm" svg:y="22.8cm">
          <draw:text-box>
            <text:p>Fase 5</text:p>
          </draw:text-box>
        </draw:frame>
        <draw:line draw:style-name="gr9" draw:text-style-name="P6" draw:layer="layout" svg:x1="0.25cm" svg:y1="21.4cm" svg:x2="20.25cm" svg:y2="21.4cm">
          <text:p/>
        </draw:line>
        <draw:custom-shape draw:style-name="gr4" draw:text-style-name="P2" draw:layer="layout" svg:width="0.908cm" svg:height="0.942cm" svg:x="3.401cm" svg:y="11.87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444cm" svg:y="11.16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493cm" svg:y="12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537cm" svg:y1="12.148cm" svg:x2="6.218cm" svg:y2="11.747cm">
          <text:p/>
        </draw:line>
        <draw:line draw:style-name="gr3" draw:text-style-name="P3" draw:layer="layout" svg:x1="4.537cm" svg:y1="12.594cm" svg:x2="6.218cm" svg:y2="13.084cm">
          <text:p/>
        </draw:line>
        <draw:frame draw:style-name="gr28" draw:text-style-name="P18" draw:layer="layout" svg:width="3.56cm" svg:height="1.039cm" svg:x="2.94cm" svg:y="11.038cm">
          <draw:text-box>
            <text:p><text:span text:style-name="T6">tm = 1/2 da original</text:span></text:p>
          </draw:text-box>
        </draw:frame>
        <draw:frame draw:style-name="gr28" draw:text-style-name="P18" draw:layer="layout" svg:width="3.56cm" svg:height="1.039cm" svg:x="7.84cm" svg:y="11.039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12.34cm" svg:y="11.04cm">
          <draw:text-box>
            <text:p><text:span text:style-name="T6">tm = 1/4 da original</text:span></text:p>
          </draw:text-box>
        </draw:frame>
        <draw:custom-shape draw:style-name="gr4" draw:text-style-name="P2" draw:layer="layout" svg:width="0.908cm" svg:height="0.942cm" svg:x="3.602cm" svg:y="15.77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5cm" svg:y="15.0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4cm" svg:y="16.40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38cm" svg:y1="16.05cm" svg:x2="6.419cm" svg:y2="15.649cm">
          <text:p/>
        </draw:line>
        <draw:line draw:style-name="gr3" draw:text-style-name="P3" draw:layer="layout" svg:x1="4.738cm" svg:y1="16.496cm" svg:x2="6.419cm" svg:y2="16.986cm">
          <text:p/>
        </draw:line>
        <draw:custom-shape draw:style-name="gr4" draw:text-style-name="P2" draw:layer="layout" svg:width="0.908cm" svg:height="0.942cm" svg:x="8.002cm" svg:y="15.77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5cm" svg:y="15.0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4cm" svg:y="16.40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38cm" svg:y1="16.05cm" svg:x2="10.819cm" svg:y2="15.649cm">
          <text:p/>
        </draw:line>
        <draw:line draw:style-name="gr3" draw:text-style-name="P3" draw:layer="layout" svg:x1="9.138cm" svg:y1="16.496cm" svg:x2="10.819cm" svg:y2="16.986cm">
          <text:p/>
        </draw:line>
        <draw:frame draw:style-name="gr28" draw:text-style-name="P18" draw:layer="layout" svg:width="3.56cm" svg:height="1.039cm" svg:x="7.741cm" svg:y="14.942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3.14cm" svg:y="14.94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12.841cm" svg:y="14.943cm">
          <draw:text-box>
            <text:p><text:span text:style-name="T6">tm = 1/4 da original</text:span></text:p>
          </draw:text-box>
        </draw:frame>
        <draw:custom-shape draw:style-name="gr1" draw:text-style-name="P2" draw:layer="layout" svg:width="0.909cm" svg:height="0.94cm" svg:x="12.799cm" svg:y="19.23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3cm" svg:y="19.24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8cm" svg:y1="19.777cm" svg:x2="15.57cm" svg:y2="19.777cm">
          <text:p/>
        </draw:line>
        <draw:custom-shape draw:style-name="gr4" draw:text-style-name="P2" draw:layer="layout" svg:width="0.908cm" svg:height="0.942cm" svg:x="3.604cm" svg:y="19.2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7cm" svg:y="18.5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6cm" svg:y="19.90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4cm" svg:y1="19.552cm" svg:x2="6.421cm" svg:y2="19.151cm">
          <text:p/>
        </draw:line>
        <draw:line draw:style-name="gr3" draw:text-style-name="P3" draw:layer="layout" svg:x1="4.74cm" svg:y1="19.998cm" svg:x2="6.421cm" svg:y2="20.488cm">
          <text:p/>
        </draw:line>
        <draw:custom-shape draw:style-name="gr4" draw:text-style-name="P2" draw:layer="layout" svg:width="0.908cm" svg:height="0.942cm" svg:x="8.004cm" svg:y="19.2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7cm" svg:y="18.57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6cm" svg:y="19.90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4cm" svg:y1="19.552cm" svg:x2="10.821cm" svg:y2="19.151cm">
          <text:p/>
        </draw:line>
        <draw:line draw:style-name="gr3" draw:text-style-name="P3" draw:layer="layout" svg:x1="9.14cm" svg:y1="19.998cm" svg:x2="10.821cm" svg:y2="20.488cm">
          <text:p/>
        </draw:line>
        <draw:frame draw:style-name="gr28" draw:text-style-name="P18" draw:layer="layout" svg:width="3.56cm" svg:height="1.039cm" svg:x="7.743cm" svg:y="18.444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3.142cm" svg:y="18.442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12.843cm" svg:y="18.445cm">
          <draw:text-box>
            <text:p><text:span text:style-name="T6">tm = 1/4 da original</text:span></text:p>
          </draw:text-box>
        </draw:frame>
        <draw:custom-shape draw:style-name="gr1" draw:text-style-name="P2" draw:layer="layout" svg:width="0.909cm" svg:height="0.94cm" svg:x="12.801cm" svg:y="22.83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5.845cm" svg:y="22.84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982cm" svg:y1="23.379cm" svg:x2="15.572cm" svg:y2="23.379cm">
          <text:p/>
        </draw:line>
        <draw:custom-shape draw:style-name="gr4" draw:text-style-name="P2" draw:layer="layout" svg:width="0.908cm" svg:height="0.942cm" svg:x="3.606cm" svg:y="22.88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6.649cm" svg:y="22.17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98cm" svg:y="23.50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42cm" svg:y1="23.154cm" svg:x2="6.423cm" svg:y2="22.753cm">
          <text:p/>
        </draw:line>
        <draw:line draw:style-name="gr3" draw:text-style-name="P3" draw:layer="layout" svg:x1="4.742cm" svg:y1="23.6cm" svg:x2="6.423cm" svg:y2="24.09cm">
          <text:p/>
        </draw:line>
        <draw:custom-shape draw:style-name="gr4" draw:text-style-name="P2" draw:layer="layout" svg:width="0.908cm" svg:height="0.942cm" svg:x="8.006cm" svg:y="22.88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09cm" svg:height="0.941cm" svg:x="11.049cm" svg:y="22.1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11.098cm" svg:y="23.50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142cm" svg:y1="23.154cm" svg:x2="10.823cm" svg:y2="22.753cm">
          <text:p/>
        </draw:line>
        <draw:line draw:style-name="gr3" draw:text-style-name="P3" draw:layer="layout" svg:x1="9.142cm" svg:y1="23.6cm" svg:x2="10.823cm" svg:y2="24.09cm">
          <text:p/>
        </draw:line>
        <draw:frame draw:style-name="gr28" draw:text-style-name="P18" draw:layer="layout" svg:width="3.56cm" svg:height="1.039cm" svg:x="7.745cm" svg:y="22.046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3.144cm" svg:y="22.044cm">
          <draw:text-box>
            <text:p><text:span text:style-name="T6">tm = 1/4 da original</text:span></text:p>
          </draw:text-box>
        </draw:frame>
        <draw:frame draw:style-name="gr28" draw:text-style-name="P18" draw:layer="layout" svg:width="3.56cm" svg:height="1.039cm" svg:x="12.845cm" svg:y="22.047cm">
          <draw:text-box>
            <text:p><text:span text:style-name="T6">tm = 1/4 da original</text:span></text:p>
          </draw:text-box>
        </draw:frame>
        <draw:frame draw:style-name="gr7" draw:text-style-name="P4" draw:layer="layout" svg:width="2.441cm" svg:height="0.962cm" svg:x="0.31cm" svg:y="26.401cm">
          <draw:text-box>
            <text:p>Fase 6</text:p>
          </draw:text-box>
        </draw:frame>
        <draw:line draw:style-name="gr9" draw:text-style-name="P6" draw:layer="layout" svg:x1="0.25cm" svg:y1="25.001cm" svg:x2="20.25cm" svg:y2="25.001cm">
          <text:p/>
        </draw:line>
        <draw:custom-shape draw:style-name="gr1" draw:text-style-name="P2" draw:layer="layout" svg:width="0.909cm" svg:height="0.94cm" svg:x="3.601cm" svg:y="26.4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8cm" svg:height="0.94cm" svg:x="6.645cm" svg:y="26.44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4.782cm" svg:y1="26.98cm" svg:x2="6.372cm" svg:y2="26.98cm">
          <text:p/>
        </draw:line>
        <draw:frame draw:style-name="gr28" draw:text-style-name="P18" draw:layer="layout" svg:width="3.56cm" svg:height="1.039cm" svg:x="3.645cm" svg:y="25.648cm">
          <draw:text-box>
            <text:p><text:span text:style-name="T6">tm = 1/4 da origi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_35__20_Percent" draw:display-name="5 Percent" xlink:href="Pictures/100000000000000800000008E3FC4C3B246DAE08.png" xlink:type="simple" xlink:show="embed" xlink:actuate="onLoad"/>
    <draw:marker draw:name="Arrow" svg:viewBox="0 0 20 30" svg:d="M10 0l-10 30h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5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2T21:58:17.566000000</meta:creation-date>
    <dc:date>2023-03-14T00:13:48.546000000</dc:date>
    <meta:editing-duration>PT3H57M32S</meta:editing-duration>
    <meta:editing-cycles>14</meta:editing-cycles>
    <meta:generator>LibreOffice/7.4.3.2$Windows_X86_64 LibreOffice_project/1048a8393ae2eeec98dff31b5c133c5f1d08b890</meta:generator>
    <meta:document-statistic meta:object-count="239"/>
  </office:meta>
</office:document-meta>
</file>